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1.3717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928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3228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OR([Feuille1.AK60]=0;[Feuille1.AK60]=&quot;wakeUp&quot;))" style:apply-style-name="Cellule_20_grisée" style:base-cell-address="Feuille1.AL60"/>
      <style:map style:condition="is-true-formula(AND([Feuille1.AK60]&lt;&gt;0;[Feuille1.AL60]=&quot;&quot;))" style:apply-style-name="Cellule_20_invalide" style:base-cell-address="Feuille1.AL60"/>
    </style:style>
    <style:style style:name="ce23" style:family="table-cell" style:parent-style-name="Default" style:data-style-name="N0">
      <style:map style:condition="is-true-formula(OR([Feuille1.AL60]=0;[Feuille1.AL60]=&quot;wakeUp&quot;))" style:apply-style-name="Cellule_20_grisée" style:base-cell-address="Feuille1.AM60"/>
      <style:map style:condition="is-true-formula(AND([Feuille1.AL60]&lt;&gt;0;[Feuille1.AM60]=&quot;&quot;))" style:apply-style-name="Cellule_20_invalide" style:base-cell-address="Feuille1.AM60"/>
    </style:style>
    <style:style style:name="ce2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143])" table:allow-empty-cell="true" table:display-list="unsorted" table:base-cell-address="Feuille1.X21"/>
        <table:content-validation table:name="val7" table:condition="of:cell-content-is-in-list([$Feuille1.$A$34:.$A$143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ce7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4"/>
        <table:table-column table:style-name="co23" table:default-cell-style-name="ce20"/>
        <table:table-column table:style-name="co17" table:default-cell-style-name="ce21"/>
        <table:table-column table:style-name="co25" table:default-cell-style-name="ce14"/>
        <table:table-column table:style-name="co11" table:default-cell-style-name="ce25"/>
        <table:table-column table:style-name="co26" table:default-cell-style-name="Default"/>
        <table:table-column table:style-name="co27" table:number-columns-repeated="979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office:value-type="string">
            <text:p>dialog</text:p>
          </table:table-cell>
          <table:table-cell table:style-name="ce1" table:number-columns-repeated="97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4" table:content-validation-name="val6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ntry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1_Exit</text:p>
          </table:table-cell>
          <table:table-cell office:value-type="float" office:value="200">
            <text:p>2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2_Exit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Sig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Sigma3_Exit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string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string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string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string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25">
            <text:p>25</text:p>
          </table:table-cell>
          <table:table-cell table:style-name="ce24" table:content-validation-name="val6" office:value-type="string">
            <text:p>V_Delta1_Exit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string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string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3">
          <table:table-cell office:value-type="string">
            <text:p>V_Alph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style-name="ce22" table:content-validation-name="val5"/>
          <table:table-cell table:style-name="ce23" table:content-validation-name="val5"/>
          <table:table-cell table:content-validation-name="val6" office:value-type="string">
            <text:p>V_Alph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Alph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string">
            <text:p>greater</text:p>
          </table:table-cell>
          <table:table-cell office:value-type="float" office:value="500">
            <text:p>500</text:p>
          </table:table-cell>
          <table:table-cell table:content-validation-name="val6" office:value-type="string">
            <text:p>V_Alph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Intro_Aggressive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BetaGold_Intro_Entry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540">
            <text:p>540</text:p>
          </table:table-cell>
          <table:table-cell table:content-validation-name="val6" office:value-type="string">
            <text:p>V_BetaGold_Intro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BetaGold_Intro_Move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850">
            <text:p>850</text:p>
          </table:table-cell>
          <table:table-cell table:content-validation-name="val6" office:value-type="string">
            <text:p>V_BetaGold_Intro_Warning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BetaGold_Intro_Warning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lesser</text:p>
          </table:table-cell>
          <table:table-cell office:value-type="float" office:value="250">
            <text:p>250</text:p>
          </table:table-cell>
          <table:table-cell table:content-validation-name="val6" office:value-type="string">
            <text:p>V_BetaGold_Intro_Move2</text:p>
          </table:table-cell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600">
            <text:p>600</text:p>
          </table:table-cell>
          <table:table-cell table:style-name="ce24" table:content-validation-name="val6" office:value-type="string">
            <text:p>V_BetaGold_Intro_Aggressive</text:p>
          </table:table-cell>
          <table:table-cell office:value-type="string">
            <text:p>Dial_Hub_Intro_01</text:p>
          </table:table-cell>
          <table:table-cell table:number-columns-repeated="979"/>
        </table:table-row>
        <table:table-row table:style-name="ro3">
          <table:table-cell office:value-type="string">
            <text:p>V_BetaGold_Intro_Move2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style-name="ce18" table:content-validation-name="val3" office:value-type="float" office:value="0">
            <text:p>0</text:p>
          </table:table-cell>
          <table:table-cell table:content-validation-name="val3" office:value-type="string">
            <text:p>freeze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lesser</text:p>
          </table:table-cell>
          <table:table-cell office:value-type="float" office:value="550">
            <text:p>550</text:p>
          </table:table-cell>
          <table:table-cell table:content-validation-name="val6" office:value-type="string">
            <text:p>V_BetaGold_Intro_Las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3">
          <table:table-cell office:value-type="string">
            <text:p>V_BetaGold_Intro_Last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layerPosY</text:p>
          </table:table-cell>
          <table:table-cell table:content-validation-name="val5" office:value-type="string">
            <text:p>greater</text:p>
          </table:table-cell>
          <table:table-cell office:value-type="float" office:value="350">
            <text:p>350</text:p>
          </table:table-cell>
          <table:table-cell table:content-validation-name="val6" office:value-type="string">
            <text:p>V_BetaGold_Intro_Aggressi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3</text:p>
          </table:table-cell>
          <table:table-cell table:number-columns-repeated="979"/>
        </table:table-row>
        <table:table-row table:style-name="ro2">
          <table:table-cell office:value-type="string">
            <text:p>V_BetaGold_Intro_Aggressiv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500">
            <text:p>5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string">
            <text:p>immune</text:p>
          </table:table-cell>
          <table:table-cell office:value-type="string">
            <text:p>V_AlphaGold_Intro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float" office:value="0">
            <text:p>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>
            <text:p>Dial_Hub_Intro_05</text:p>
          </table:table-cell>
          <table:table-cell table:number-columns-repeated="97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4"/>
          <table:table-cell table:number-columns-repeated="979"/>
        </table:table-row>
        <table:table-row table:style-name="ro2">
          <table:table-cell office:value-type="string">
            <text:p>V_Alph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1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1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2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3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3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4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4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Entry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3">
            <text:p>3</text:p>
          </table:table-cell>
          <table:table-cell table:content-validation-name="val6" office:value-type="string">
            <text:p>V_AlphaGold_Routine5_0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string">
            <text:p>Dial_V3_01</text:p>
          </table:table-cell>
          <table:table-cell table:number-columns-repeated="979"/>
        </table:table-row>
        <table:table-row table:style-name="ro2">
          <table:table-cell office:value-type="string">
            <text:p>V_AlphaGold_Routine2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0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0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1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1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2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2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2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3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3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4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4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4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5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1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2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5</text:p>
          </table:table-cell>
          <table:table-cell office:value-type="float" office:value="0">
            <text:p>0</text:p>
          </table:table-cell>
          <table:table-cell office:value-type="string">
            <text:p>V_AlphaGold_laser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3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5</text:p>
          </table:table-cell>
          <table:table-cell office:value-type="float" office:value="0">
            <text:p>0</text:p>
          </table:table-cell>
          <table:table-cell office:value-type="string">
            <text:p>V_AlphaGold_laser3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4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5</text:p>
          </table:table-cell>
          <table:table-cell office:value-type="float" office:value="0">
            <text:p>0</text:p>
          </table:table-cell>
          <table:table-cell office:value-type="string">
            <text:p>V_AlphaGold_laser50</text:p>
          </table:table-cell>
          <table:table-cell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20">
            <text:p>20</text:p>
          </table:table-cell>
          <table:table-cell table:content-validation-name="val7" office:value-type="string">
            <text:p>V_AlphaGold_Routine5_6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1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1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2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6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2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3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4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75">
            <text:p>-7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3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4_6</text:p>
          </table:table-cell>
          <table:table-cell office:value-type="float" office:value="0">
            <text:p>0</text:p>
          </table:table-cell>
          <table:table-cell office:value-type="string">
            <text:p>V_AlphaGold_laser180</text:p>
          </table:table-cell>
          <table:table-cell office:value-type="string">
            <text:p>V_laserM_abitfast</text:p>
          </table:table-cell>
          <table:table-cell office:value-type="float" office:value="0">
            <text:p>0</text:p>
          </table:table-cell>
          <table:table-cell office:value-type="string">
            <text:p>0.8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4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Routine5_6</text:p>
          </table:table-cell>
          <table:table-cell office:value-type="float" office:value="0">
            <text:p>0</text:p>
          </table:table-cell>
          <table:table-cell office:value-type="string">
            <text:p>V_AlphaGold_sniper</text:p>
          </table:table-cell>
          <table:table-cell office:value-type="string">
            <text:p>V_laserL_Vfast</text:p>
          </table:table-cell>
          <table:table-cell office:value-type="float" office:value="0">
            <text:p>0</text:p>
          </table:table-cell>
          <table:table-cell office:value-type="string">
            <text:p>0.7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-125">
            <text:p>-125</text:p>
          </table:table-cell>
          <table:table-cell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AlphaGold_Death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7" office:value-type="string">
            <text:p>V_AlphaGold_Routine5_1</text:p>
          </table:table-cell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AlphaGold_Death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office:value-type="string">
            <text:p>V_BetaGold</text:p>
          </table:table-cell>
          <table:table-cell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Entry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4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3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2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Wait1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Wait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wakeUp</text:p>
          </table:table-cell>
          <table:table-cell table:content-validation-name="val5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Gold_Phase1_Star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Star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Routi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Gold_lase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50">
            <text:p>50</text:p>
          </table:table-cell>
          <table:table-cell table:content-validation-name="val6" office:value-type="string">
            <text:p>V_BetaGold_Phase1_End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1_End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immune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Gold_Phase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  <table:table-row table:style-name="ro2">
          <table:table-cell office:value-type="string">
            <text:p>V_BetaGold_Phase2_Routine</text:p>
          </table:table-cell>
          <table:table-cell office:value-type="float" office:value="0">
            <text:p>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1">
            <text:p>1</text:p>
          </table:table-cell>
          <table:table-cell table:content-validation-name="val6" office:value-type="string">
            <text:p>V_BetaGold_Phase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>
            <text:p>0</text:p>
          </table:table-cell>
          <table:table-cell table:number-columns-repeated="97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7">03/27/2016</text:date>, <text:time>22:4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27T22:43:46.12</dc:date>
    <meta:editing-duration>PT7H12M36S</meta:editing-duration>
    <meta:editing-cycles>325</meta:editing-cycles>
    <dc:creator>Wister </dc:creator>
    <meta:document-statistic meta:table-count="1" meta:cell-count="3339" meta:object-count="0"/>
  </office:meta>
</office:document-meta>
</file>